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5.2pt" svg:height="301.92pt" svg:x="302.49pt" svg:y="157.35pt">
            <draw:object draw:notify-on-update-of-ranges="Sheet1.A2:Sheet1.A4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1.4.1</text:p>
          </table:table-cell>
          <table:table-cell table:style-name="ce2" office:value-type="string" calcext:value-type="string">
            <text:p>2.0.0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float" office:value="274.411" calcext:value-type="float">
            <text:p>274.411</text:p>
          </table:table-cell>
          <table:table-cell office:value-type="float" office:value="255.388" calcext:value-type="float">
            <text:p>255.388</text:p>
          </table:table-cell>
        </table:table-row>
        <table:table-row table:style-name="ro1">
          <table:table-cell office:value-type="string" calcext:value-type="string">
            <text:p>Dynamic+mapping</text:p>
          </table:table-cell>
          <table:table-cell office:value-type="float" office:value="30.211" calcext:value-type="float">
            <text:p>30.211</text:p>
          </table:table-cell>
          <table:table-cell office:value-type="float" office:value="94.513" calcext:value-type="float">
            <text:p>94.513</text:p>
          </table:table-cell>
        </table:table-row>
        <table:table-row table:style-name="ro1">
          <table:table-cell office:value-type="string" calcext:value-type="string">
            <text:p>Static class</text:p>
          </table:table-cell>
          <table:table-cell office:value-type="float" office:value="1280.831" calcext:value-type="float">
            <text:p>1280.831</text:p>
          </table:table-cell>
          <table:table-cell office:value-type="float" office:value="1153.193" calcext:value-type="float">
            <text:p>1153.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0:34:48.116421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7-10-07T00:03:03.633787089</meta:creation-date>
    <dc:date>2019-11-20T20:42:57.501758618</dc:date>
    <meta:editing-duration>PT51M17S</meta:editing-duration>
    <meta:editing-cycles>9</meta:editing-cycles>
    <meta:generator>LibreOffice/6.3.2.2$Linux_X86_64 LibreOffice_project/98b30e735bda24bc04ab42594c85f7fd8be07b9c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4pt" fo:font-weight="bold" style:font-size-asian="10pt" style:font-size-complex="10pt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00ff7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fffbcc" draw:fill-gradient-name="Sunburst" draw:gradient-step-count="0" draw:fill-hatch-name="Red_5f_5f_5f_5f_5f_5f_5f_20_5f_5f_5f_5f_5f_5f_5f_Crossed_5f_5f_5f_5f_5f_5f_5f_20_5f_5f_5f_5f_5f_5f_5f_0_5f_5f_5f_5f_5f_5f_5f_20_5f_5f_5f_5f_5f_5f_5f_Degrees"/>
    </style:style>
  </office:automatic-styles>
  <office:body>
    <office:chart>
      <chart:chart svg:width="15.001cm" svg:height="10.652cm" xlink:href=".." xlink:type="simple" chart:class="chart:bar" chart:style-name="ch1">
        <chart:title svg:x="3.832cm" svg:y="0.348cm" chart:style-name="ch2">
          <text:p>Relative JMH scores for approaches</text:p>
        </chart:title>
        <chart:plot-area chart:style-name="ch3" table:cell-range-address="Sheet1.A2:Sheet1.A4 Sheet1.C2:Sheet1.C4" chart:data-source-has-labels="column" svg:x="1.289cm" svg:y="1.35cm" svg:width="13.412cm" svg:height="9.08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72cm" svg:y="1.35cm" svg:width="12.358cm" svg:height="8.3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463cm" chart:style-name="ch6">
              <text:p>Score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C2:Sheet1.C4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ynamic</text:p>
                <draw:g>
                  <svg:desc>Sheet1.A2:Sheet1.A4</svg:desc>
                </draw:g>
              </table:table-cell>
              <table:table-cell office:value-type="float" office:value="255.388">
                <text:p>255.388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Dynamic+mapping</text:p>
              </table:table-cell>
              <table:table-cell office:value-type="float" office:value="94.513">
                <text:p>94.513</text:p>
              </table:table-cell>
            </table:table-row>
            <table:table-row>
              <table:table-cell office:value-type="string">
                <text:p>Static class</text:p>
              </table:table-cell>
              <table:table-cell office:value-type="float" office:value="1153.193">
                <text:p>1153.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chartooo="http://openoffice.org/2010/chart" xmlns:dc="http://purl.org/dc/elements/1.1/" office:version="1.2">
  <office:meta>
    <meta:generator>LibreOffice/6.3.2.2$Linu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script="urn:oasis:names:tc:opendocument:xmlns:script:1.0" xmlns:draw="urn:oasis:names:tc:opendocument:xmlns:drawing:1.0" xmlns:dr3d="urn:oasis:names:tc:opendocument:xmlns:dr3d:1.0" xmlns:text="urn:oasis:names:tc:opendocument:xmlns:text:1.0" xmlns:dc="http://purl.org/dc/elements/1.1/" xmlns:style="urn:oasis:names:tc:opendocument:xmlns:style:1.0" xmlns:svg="urn:oasis:names:tc:opendocument:xmlns:svg-compatible:1.0" xmlns:of="urn:oasis:names:tc:opendocument:xmlns:of:1.2" xmlns:office="urn:oasis:names:tc:opendocument:xmlns:office:1.0" xmlns:ooo="http://openoffice.org/2004/office" xmlns:loext="urn:org:documentfoundation:names:experimental:office:xmlns:loext:1.0" xmlns:fo="urn:oasis:names:tc:opendocument:xmlns:xsl-fo-compatible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